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 kadar çok insandan o kadar çok ezdimki..</text:p>
      <text:p text:style-name="Standard"/>
      <text:p text:style-name="Standard">..</text:p>
      <text:p text:style-name="Standard"/>
      <text:p text:style-name="Standard">o kdar çok insandadn o kadar çok nefret ettim ki,,</text:p>
      <text:p text:style-name="Standard"/>
      <text:p text:style-name="Standard">,,</text:p>
      <text:p text:style-name="Standard"/>
      <text:p text:style-name="Standard">tutma canım acıyo dedin</text:p>
      <text:p text:style-name="Standard">halbuki canının acıtmayı en cok ben istedi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class="text">
      <style:paragraph-properties fo:margin-top="0.212cm" fo:margin-bottom="0.212cm" fo:keep-with-next="always" text:number-lines="false" text:line-number="0"/>
      <style:text-properties style:font-name="Arial" fo:font-size="12pt" fo:font-style="italic" style:font-name-asian="MS PGothic" style:font-size-asian="12pt" style:font-style-asian="italic" style:font-name-complex="Tahoma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9H24M29S</meta:editing-duration>
    <meta:editing-cycles>4</meta:editing-cycles>
    <meta:generator>OpenOffice.org/3.3$Win32 OpenOffice.org_project/330m20$Build-9567</meta:generator>
    <dc:date>2013-04-03T19:24:44.49</dc:date>
    <meta:document-statistic meta:table-count="0" meta:image-count="0" meta:object-count="0" meta:page-count="1" meta:paragraph-count="6" meta:word-count="31" meta:character-count="163"/>
    <meta:user-defined meta:name="Info 1"/>
    <meta:user-defined meta:name="Info 2"/>
    <meta:user-defined meta:name="Info 3"/>
    <meta:user-defined meta:name="Info 4"/>
  </office:meta>
</office:document-meta>
</file>